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20.3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12.33mm" fo:break-before="auto" style:use-optimal-row-height="true"/>
    </style:style>
    <style:style style:name="ro1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à la recherche du trésor de Bobby Dick. Accompagné de sa fidèle galère, NOMBATEAU, et de seulement quelques rations.</text:p>
          </table:table-cell>
          <table:table-cell table:style-name="Default" table:number-columns-repeated="2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5"/>
        </table:table-row>
        <table:table-row table:style-name="ro14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5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8:44:55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18:46:17.393000000</dc:date>
    <meta:editing-duration>P3DT7H58M44S</meta:editing-duration>
    <meta:editing-cycles>453</meta:editing-cycles>
    <meta:generator>LibreOffice/5.1.6.2$Windows_x86 LibreOffice_project/07ac168c60a517dba0f0d7bc7540f5afa45f0909</meta:generator>
    <meta:document-statistic meta:table-count="2" meta:cell-count="150" meta:object-count="0"/>
  </office:meta>
</office:document-meta>
</file>